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50e" draw:marker-start-width="0.252cm" draw:marker-end-width="0.252cm" draw:fill="solid" draw:fill-color="#ffffcc" draw:textarea-horizontal-align="justify" draw:textarea-vertical-align="middle" draw:auto-grow-height="false" fo:min-height="1.324cm" fo:min-width="4.93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93cm" fo:min-width="2.16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950e" draw:marker-start-width="0.252cm" draw:marker-end-width="0.252cm" draw:fill="solid" draw:fill-color="#ffffcc" draw:textarea-horizontal-align="justify" draw:textarea-vertical-align="middle" draw:auto-grow-height="false" fo:min-height="1.29cm" fo:min-width="4.90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="Arrow" draw:marker-end-width="0.252cm" draw:fill-color="#729fc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="Arrow" draw:marker-end-width="0.252cm" draw:fill-color="#729fc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159cm" fo:min-width="2.134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53cm" draw:marker-start-width="0.279cm" draw:marker-end-width="0.279cm" draw:fill="none" draw:fill-color="#729fcf" draw:textarea-horizontal-align="justify" draw:textarea-vertical-align="middle" draw:auto-grow-height="false" fo:min-height="4.168cm" fo:min-width="3.893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svg:stroke-color="#00cc00" draw:marker-start-width="0.279cm" draw:marker-end-width="0.279cm" draw:fill="none" draw:fill-color="#729fcf" draw:textarea-horizontal-align="justify" draw:textarea-vertical-align="middle" draw:auto-grow-height="false" fo:min-height="4.168cm" fo:min-width="3.893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35cm" svg:stroke-color="#000000" draw:marker-start="" draw:marker-start-width="0.252cm" draw:marker-end="Arrow" draw:marker-end-width="0.252cm" draw:fill-color="#729fc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3333" draw:marker-start-width="0.252cm" draw:marker-end-width="0.252cm" draw:fill="solid" draw:fill-color="#ffcccc" draw:textarea-horizontal-align="justify" draw:textarea-vertical-align="middle" draw:auto-grow-height="false" fo:min-height="1.29cm" fo:min-width="4.90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59cm" fo:min-width="2.13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ccffcc" draw:textarea-horizontal-align="justify" draw:textarea-vertical-align="middle" draw:auto-grow-height="false" fo:min-height="2.159cm" fo:min-width="2.13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="Arrow" draw:marker-start-width="0.252cm" draw:marker-end="Arrow" draw:marker-end-width="0.252cm" draw:fill-color="#729fc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="Arrow" draw:marker-end-width="0.252cm" draw:fill-color="#729fcf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5cm" fo:min-width="0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solid" draw:fill-color="#ffffcc"/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  <style:text-properties fo:color="#0000ff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-color="#eeeeee"/>
      <style:paragraph-properties fo:text-align="center"/>
      <style:text-properties fo:color="#0000ff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  <style:text-properties fo:color="#00cc00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-color="#eeeeee"/>
      <style:paragraph-properties fo:text-align="center"/>
      <style:text-properties fo:color="#00cc00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ffcccc"/>
      <style:paragraph-properties fo:text-align="center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ccffcc"/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36cm" svg:height="1.574cm" svg:x="0.822cm" svg:y="0.796cm">
          <text:p text:style-name="P1"><text:span text:style-name="T1">nachos_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667cm" svg:height="3.048cm" svg:x="10.22cm" svg:y="1.404cm">
          <text:p text:style-name="P3"><text:span text:style-name="T2">nachos_</text:span></text:p>
          <text:p text:style-name="P3"><text:span text:style-name="T2">recipe.ym</text:span>l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2" xml:id="id3" draw:id="id3" draw:layer="layout" svg:width="5.436cm" svg:height="1.574cm" svg:x="0.568cm" svg:y="7.222cm">
          <text:p text:style-name="P1"><text:span text:style-name="T1">nachos_prepa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436cm" svg:height="1.574cm" svg:x="8.162cm" svg:y="7.196cm">
          <text:p text:style-name="P1"><text:span text:style-name="T1">nachos_c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5.436cm" svg:height="1.574cm" svg:x="15.808cm" svg:y="7.196cm">
          <text:p text:style-name="P1"><text:span text:style-name="T1">nachos_bak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258cm" svg:y1="1.583cm" svg:x2="10.22cm" svg:y2="2.928cm" draw:start-shape="id1" draw:start-glue-point="1" draw:end-shape="id2" svg:d="M6258 1583h1981v1345h1981" svg:viewBox="0 0 3963 1346">
          <text:p/>
        </draw:connector>
        <draw:connector draw:style-name="gr5" draw:text-style-name="P5" draw:layer="layout" svg:x1="11.554cm" svg:y1="4.452cm" svg:x2="3.286cm" svg:y2="7.222cm" draw:start-shape="id2" draw:start-glue-point="6" draw:end-shape="id3" draw:end-glue-point="0" svg:d="M11554 4452v1386h-8268v1384" svg:viewBox="0 0 8269 2771">
          <text:p/>
        </draw:connector>
        <draw:connector draw:style-name="gr5" draw:text-style-name="P5" draw:layer="layout" svg:x1="11.554cm" svg:y1="4.452cm" svg:x2="10.88cm" svg:y2="7.196cm" draw:start-shape="id2" draw:start-glue-point="6" draw:end-shape="id4" svg:d="M11554 4452v1373h-674v1371" svg:viewBox="0 0 675 2745">
          <text:p/>
        </draw:connector>
        <draw:connector draw:style-name="gr5" draw:text-style-name="P5" draw:layer="layout" svg:x1="11.554cm" svg:y1="4.452cm" svg:x2="18.526cm" svg:y2="7.196cm" draw:start-shape="id2" draw:start-glue-point="6" draw:end-shape="id5" svg:d="M11554 4452v1373h6972v1371" svg:viewBox="0 0 6973 2745">
          <text:p/>
        </draw:connector>
        <draw:custom-shape draw:style-name="gr6" draw:text-style-name="P6" draw:layer="layout" svg:width="2.667cm" svg:height="3.048cm" svg:x="2.472cm" svg:y="11.463cm">
          <text:p text:style-name="P3"><text:span text:style-name="T2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6" draw:layer="layout" svg:width="2.667cm" svg:height="3.048cm" svg:x="2.752cm" svg:y="11.744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8" draw:layer="layout" svg:width="2.667cm" svg:height="3.048cm" svg:x="3.133cm" svg:y="12.125cm">
          <text:p text:style-name="P7"><text:span text:style-name="T3">Input</text:span><text:span text:style-name="T3"><text:line-break/></text:span><text:span text:style-name="T3">file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9" xml:id="id7" draw:id="id7" draw:layer="layout" svg:width="4.445cm" svg:height="4.47cm" svg:x="1.914cm" svg:y="11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667cm" svg:height="3.048cm" svg:x="8.517cm" svg:y="11.489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6" draw:layer="layout" svg:width="2.667cm" svg:height="3.048cm" svg:x="8.797cm" svg:y="11.77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" draw:text-style-name="P11" draw:layer="layout" svg:width="2.667cm" svg:height="3.048cm" svg:x="9.178cm" svg:y="12.151cm">
          <text:p text:style-name="P10"><text:span text:style-name="T4">Output</text:span><text:span text:style-name="T4"><text:line-break/></text:span><text:span text:style-name="T4">file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9" xml:id="id6" draw:id="id6" draw:layer="layout" svg:width="4.445cm" svg:height="4.47cm" svg:x="7.959cm" svg:y="11.108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181cm" svg:y1="11.108cm" svg:x2="10.88cm" svg:y2="8.77cm" draw:start-shape="id6" draw:start-glue-point="0" draw:end-shape="id4" draw:end-glue-point="2" svg:d="M10181 11108v-1173h699v-1165" svg:viewBox="0 0 700 2339">
          <text:p/>
        </draw:connector>
        <draw:custom-shape draw:style-name="gr10" draw:text-style-name="P12" xml:id="id8" draw:id="id8" draw:layer="layout" svg:width="5.436cm" svg:height="1.574cm" svg:x="4.809cm" svg:y="16.899cm">
          <text:p text:style-name="P1"><text:span text:style-name="T1">Quantum chemistry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136cm" svg:y1="15.552cm" svg:x2="4.809cm" svg:y2="17.686cm" draw:start-shape="id7" draw:start-glue-point="2" draw:end-shape="id8" draw:end-glue-point="3" svg:d="M4136 15552v2134h673" svg:viewBox="0 0 674 2135">
          <text:p/>
        </draw:connector>
        <draw:connector draw:style-name="gr4" draw:text-style-name="P5" draw:layer="layout" svg:x1="10.245cm" svg:y1="17.686cm" svg:x2="10.181cm" svg:y2="15.578cm" draw:start-shape="id8" draw:start-glue-point="1" draw:end-shape="id6" draw:end-glue-point="2" svg:d="M10245 17686h518v-1443h-582v-665" svg:viewBox="0 0 583 2109">
          <text:p/>
        </draw:connector>
        <draw:custom-shape draw:style-name="gr11" draw:text-style-name="P14" xml:id="id9" draw:id="id9" draw:layer="layout" svg:width="2.667cm" svg:height="3.048cm" svg:x="14.96cm" svg:y="10.591cm">
          <text:p text:style-name="P13"><text:span text:style-name="T2">nachos_</text:span></text:p>
          <text:p text:style-name="P13"><text:span text:style-name="T2">data.h5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5" draw:layer="layout" svg:x1="13.598cm" svg:y1="7.983cm" svg:x2="14.96cm" svg:y2="12.115cm" draw:start-shape="id4" draw:start-glue-point="1" draw:end-shape="id9" draw:end-glue-point="5" svg:d="M13598 7983h681v4132h681" svg:viewBox="0 0 1363 4133">
          <text:p/>
        </draw:connector>
        <draw:connector draw:style-name="gr5" draw:text-style-name="P5" draw:layer="layout" svg:x1="17.627cm" svg:y1="12.115cm" svg:x2="18.526cm" svg:y2="8.77cm" draw:start-shape="id9" draw:start-glue-point="7" draw:end-shape="id5" draw:end-glue-point="2" svg:d="M17627 12115h899v-3345" svg:viewBox="0 0 900 3346">
          <text:p/>
        </draw:connector>
        <draw:custom-shape draw:style-name="gr12" draw:text-style-name="P15" xml:id="id10" draw:id="id10" draw:layer="layout" svg:width="2.667cm" svg:height="3.048cm" svg:x="20.989cm" svg:y="10.955cm">
          <text:p text:style-name="P13"><text:span text:style-name="T2">molecule_</text:span></text:p>
          <text:p text:style-name="P13"><text:span text:style-name="T2">nd.h5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5" draw:layer="layout" svg:x1="21.244cm" svg:y1="7.983cm" svg:x2="22.323cm" svg:y2="10.955cm" draw:start-shape="id5" draw:start-glue-point="1" draw:end-shape="id10" draw:end-glue-point="4" svg:d="M21244 7983h1079v2972" svg:viewBox="0 0 1080 2973">
          <text:p/>
        </draw:connector>
        <draw:custom-shape draw:style-name="gr3" draw:text-style-name="P2" xml:id="id11" draw:id="id11" draw:layer="layout" svg:width="5.436cm" svg:height="1.574cm" svg:x="21.548cm" svg:y="16.238cm">
          <text:p text:style-name="P1"><text:span text:style-name="T1">nachos_shak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2.323cm" svg:y1="14.003cm" svg:x2="24.266cm" svg:y2="16.238cm" draw:start-shape="id10" draw:start-glue-point="6" draw:end-shape="id11" draw:end-glue-point="0" svg:d="M22323 14003v1118h1943v1117" svg:viewBox="0 0 1944 2236">
          <text:p/>
        </draw:connector>
        <draw:custom-shape draw:style-name="gr3" draw:text-style-name="P2" xml:id="id12" draw:id="id12" draw:layer="layout" svg:width="5.436cm" svg:height="1.574cm" svg:x="25.586cm" svg:y="8.897cm">
          <text:p text:style-name="P1"><text:span text:style-name="T1">nachos_analyz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656cm" svg:y1="12.479cm" svg:x2="28.304cm" svg:y2="10.471cm" draw:start-shape="id10" draw:start-glue-point="7" draw:end-shape="id12" draw:end-glue-point="2" svg:d="M23656 12479h4648v-2008" svg:viewBox="0 0 4649 2009">
          <text:p/>
        </draw:connector>
        <draw:connector draw:style-name="gr14" draw:text-style-name="P5" draw:layer="layout" svg:x1="6.004cm" svg:y1="8.009cm" svg:x2="4.136cm" svg:y2="11.082cm" draw:start-shape="id3" draw:start-glue-point="1" draw:end-shape="id7" draw:end-glue-point="0" svg:d="M6004 8009h518v1926h-2386v1147" svg:viewBox="0 0 2387 3074">
          <text:p/>
        </draw:connector>
        <draw:custom-shape draw:style-name="gr15" draw:text-style-name="P17" draw:layer="layout" svg:width="0.533cm" svg:height="0.559cm" svg:x="0.61cm" svg:y="0.558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0.33cm" svg:y="6.959cm">
          <text:p text:style-name="P16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4.547cm" svg:y="16.586cm">
          <text:p text:style-name="P16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7.874cm" svg:y="6.857cm">
          <text:p text:style-name="P16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15.544cm" svg:y="6.883cm">
          <text:p text:style-name="P16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25.324cm" svg:y="8.585cm">
          <text:p text:style-name="P16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533cm" svg:height="0.559cm" svg:x="21.31cm" svg:y="15.925cm">
          <text:p text:style-name="P16"><text:span text:style-name="T5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2.004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7-12-13T14:18:48.464218364</meta:creation-date>
    <dc:date>2017-12-13T20:09:26.059060156</dc:date>
    <dc:creator>Pierre Beaujean</dc:creator>
    <meta:editing-duration>PT49M</meta:editing-duration>
    <meta:editing-cycles>8</meta:editing-cycles>
    <meta:generator>LibreOffice/5.0.6.2$Linux_X86_64 LibreOffice_project/00m0$Build-2</meta:generator>
    <meta:document-statistic meta:object-count="38"/>
  </office:meta>
</office:document-meta>
</file>